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336633" style:font-name="Calibri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6" style:family="paragraph" style:parent-style-name="Text_20_body">
      <style:text-properties fo:color="#336633" fo:font-size="14pt" style:font-size-asian="14pt" style:font-size-complex="14pt"/>
    </style:style>
    <style:style style:name="P7" style:family="paragraph" style:parent-style-name="Text_20_body">
      <style:text-properties officeooo:rsid="0000a630" officeooo:paragraph-rsid="000b60c7"/>
    </style:style>
    <style:style style:name="P8" style:family="paragraph" style:parent-style-name="Text_20_body">
      <style:text-properties officeooo:rsid="00146e3e" officeooo:paragraph-rsid="0015c8b2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3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4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Standard" style:master-page-name="Index">
      <style:paragraph-properties style:page-number="auto"/>
    </style:style>
    <style:style style:name="P18" style:family="paragraph" style:parent-style-name="Standard" style:master-page-name="Standard">
      <style:paragraph-properties style:page-number="auto"/>
    </style:style>
    <style:style style:name="P19" style:family="paragraph" style:parent-style-name="Heading_20_1">
      <style:text-properties officeooo:rsid="0000a630" officeooo:paragraph-rsid="0000a630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officeooo:rsid="00093a68" officeooo:paragraph-rsid="00093a68"/>
    </style:style>
    <style:style style:name="P22" style:family="paragraph" style:parent-style-name="Text_20_body" style:list-style-name="L1">
      <style:text-properties officeooo:rsid="0013712d" officeooo:paragraph-rsid="0013712d"/>
    </style:style>
    <style:style style:name="P23" style:family="paragraph" style:parent-style-name="Text_20_body" style:list-style-name="L2">
      <style:text-properties officeooo:rsid="001b5363" officeooo:paragraph-rsid="001b5363"/>
    </style:style>
    <style:style style:name="P24" style:family="paragraph" style:parent-style-name="Text_20_body" style:list-style-name="L3">
      <style:text-properties officeooo:rsid="001b5363" officeooo:paragraph-rsid="001b5363"/>
    </style:style>
    <style:style style:name="T1" style:family="text">
      <style:text-properties fo:color="#999966"/>
    </style:style>
    <style:style style:name="T2" style:family="text">
      <style:text-properties fo:color="#999966" officeooo:rsid="0020d174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" fo:font-size="12pt" style:font-size-asian="12pt" style:font-size-complex="12pt"/>
    </style:style>
    <style:style style:name="T9" style:family="text">
      <style:text-properties style:font-name="Calibri" fo:font-size="12pt" officeooo:rsid="0000a630" style:font-size-asian="12pt" style:font-size-complex="12pt"/>
    </style:style>
    <style:style style:name="T10" style:family="text">
      <style:text-properties officeooo:rsid="0000a630"/>
    </style:style>
    <style:style style:name="T11" style:family="text">
      <style:text-properties officeooo:rsid="0006c59a"/>
    </style:style>
    <style:style style:name="T12" style:family="text">
      <style:text-properties officeooo:rsid="0013712d"/>
    </style:style>
    <style:style style:name="T13" style:family="text">
      <style:text-properties officeooo:rsid="00191656"/>
    </style:style>
    <style:style style:name="T14" style:family="text">
      <style:text-properties officeooo:rsid="001b5363"/>
    </style:style>
    <style:style style:name="T15" style:family="text">
      <style:text-properties officeooo:rsid="001e4497"/>
    </style:style>
    <style:style style:name="T16" style:family="text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T17" style:family="text">
      <style:text-properties fo:text-transform="uppercase" fo:color="#336633" style:font-name="Calibri" fo:font-size="24pt" fo:font-weight="bold" officeooo:rsid="001e4497" style:font-size-asian="24pt" style:font-weight-asian="bold" style:font-size-complex="24pt" style:font-weight-complex="bold"/>
    </style:style>
    <style:style style:name="T18" style:family="text">
      <style:text-properties fo:text-transform="uppercase" fo:color="#336633" style:font-name="Calibri" fo:font-size="24pt" fo:font-weight="bold" officeooo:rsid="0000a630" style:font-size-asian="24pt" style:font-weight-asian="bold" style:font-size-complex="24pt" style:font-weight-complex="bold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12" text:name="NumeroTema"/>
        <text:user-field-decl office:value-type="string" office:string-value="Bibliotecas útiles de Javascript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6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><text:span text:style-name="T18">U</text:span><text:span text:style-name="T17">D 12</text:span><text:span text:style-name="T16">. </text:span><text:span text:style-name="T16"><text:user-field-get text:name="Tema">Bibliotecas útiles de Javascript</text:user-field-get></text:span></text:p>
      <text:p text:style-name="P5"><text:span text:style-name="T13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Sergio García</text:p>
      <text:p text:style-name="P12"><text:span text:style-name="T6"><text:s/></text:span><text:a xlink:type="simple" xlink:href="mailto:mail@ceedcv.e" text:style-name="Internet_20_link" text:visited-style-name="Visited_20_Internet_20_Link"><text:span text:style-name="T9">sergio.garcia</text:span></text:a><text:a xlink:type="simple" xlink:href="mailto:mail@ceedcv.e" text:style-name="Internet_20_link" text:visited-style-name="Visited_20_Internet_20_Link"><text:span text:style-name="T8">@ceedcv.e</text:span></text:a><text:span text:style-name="T7">s</text:span></text:p>
      <text:p text:style-name="P14">201<text:span text:style-name="T15">9</text:span>/20<text:span text:style-name="T15">20</text:span></text:p>
      <text:p text:style-name="P13"><text:tab/><text:tab/><text:tab/><text:tab/><text:tab/><text:tab/><text:tab/><text:tab/><text:tab/><text:tab/>Versión:<text:date style:data-style-name="N104" text:date-value="2019-10-14T17:47:33.900869702">191014</text:date>.<text:time style:data-style-name="N105" text:time-value="2019-10-14T17:47:33.901100414">1747</text:time></text:p>
      <text:p text:style-name="P3"/>
      <text:p text:style-name="Standard"/>
      <text:p text:style-name="P17"/>
      <text:p text:style-name="P6">Licencia</text:p>
      <text:p text:style-name="Standard"/>
      <text:p text:style-name="P10"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6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4"> </text:span>Importante</text:p>
      <text:p text:style-name="P9"/>
      <text:p text:style-name="Notas_20_Informativas"><text:span text:style-name="T4"> </text:span>Atención</text:p>
      <text:p text:style-name="P9"/>
      <text:p text:style-name="Notas_20_Informativas"><text:span text:style-name="T4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5">1. Fechas<text:tab/>3</text:p>
          <text:p text:style-name="P15">2. Conocimientos previos<text:tab/>3</text:p>
          <text:p text:style-name="P15">3. Objetivos<text:tab/>3</text:p>
          <text:p text:style-name="P15">4. Contenidos<text:tab/>3</text:p>
          <text:p text:style-name="P15">5. Actividades<text:tab/>3</text:p>
          <text:p text:style-name="P15">6. Recomendaciones<text:tab/>3</text:p>
        </text:index-body>
      </text:table-of-content>
      <text:p text:style-name="Standard"/>
      <text:p text:style-name="P18"/>
      <text:p text:style-name="Titulo">UD<text:user-field-get text:name="NumeroTema">12</text:user-field-get>. <text:user-field-get text:name="Tema">Bibliotecas útiles de Javascript</text:user-field-get></text:p>
      <text:h text:style-name="P19" text:outline-level="1"><text:bookmark-start text:name="__RefHeading___Toc296_4055545429"/>Fecha<text:span text:style-name="T11">s</text:span><text:bookmark-end text:name="__RefHeading___Toc296_4055545429"/></text:h>
      <text:p text:style-name="Text_20_body"><text:span text:style-name="T10">Desde</text:span> <text:span text:style-name="T15">16</text:span>/<text:span text:style-name="T15">12</text:span>/201<text:span text:style-name="T14">9</text:span> to <text:span text:style-name="T15">22</text:span>/<text:span text:style-name="T15">12</text:span>/201<text:span text:style-name="T14">9</text:span>. <text:span text:style-name="T10">La duración de la unidad es de 1 semana (7 horas)</text:span>.</text:p>
      <text:h text:style-name="P19" text:outline-level="1"><text:bookmark-start text:name="__RefHeading___Toc298_4055545429"/>Conocimientos previos<text:bookmark-end text:name="__RefHeading___Toc298_4055545429"/></text:h>
      <text:list xml:id="list214224998" text:style-name="L1">
        <text:list-item>
          <text:p text:style-name="P20"><text:span text:style-name="T10">Uso básico de sistemas operativos</text:span>.</text:p>
        </text:list-item>
        <text:list-item>
          <text:p text:style-name="P20"><text:span text:style-name="T10">Conocimientos generales del uso de entornos de desarrollo</text:span>.</text:p>
        </text:list-item>
        <text:list-item>
          <text:p text:style-name="P21">Conocimientos básicos de HTML.</text:p>
        </text:list-item>
        <text:list-item>
          <text:p text:style-name="P22">Conocimientos básicos de Javascript.</text:p>
        </text:list-item>
      </text:list>
      <text:h text:style-name="P19" text:outline-level="1"><text:bookmark-start text:name="__RefHeading___Toc300_4055545429"/>Objetivos<text:bookmark-end text:name="__RefHeading___Toc300_4055545429"/></text:h>
      <text:list xml:id="list803841549" text:style-name="L2">
        <text:list-item>
          <text:p text:style-name="P23">Conocer distintas bibliotecas útiles de Javascript.</text:p>
        </text:list-item>
      </text:list>
      <text:h text:style-name="P19" text:outline-level="1"><text:bookmark-start text:name="__RefHeading___Toc302_4055545429"/>Contenidos<text:bookmark-end text:name="__RefHeading___Toc302_4055545429"/></text:h>
      <text:list xml:id="list1161734108" text:style-name="L3">
        <text:list-item>
          <text:p text:style-name="P24">Explicaciones y ejemplos de distintos bibliotecas de Javascript.</text:p>
        </text:list-item>
      </text:list>
      <text:h text:style-name="P19" text:outline-level="1"><text:bookmark-start text:name="__RefHeading___Toc304_4055545429"/>Actividades<text:bookmark-end text:name="__RefHeading___Toc304_4055545429"/></text:h>
      <text:p text:style-name="P8"><text:span text:style-name="T10">Es muy importante leer los apuntes y realizar los ejercicios. Los ejercicios de esta unidad no son evaluables, pero son base para la realización de actividades en las próximas unidades didácticas</text:span>.</text:p>
      <text:h text:style-name="P19" text:outline-level="1"><text:bookmark-start text:name="__RefHeading___Toc306_4055545429"/>Recomendaciones<text:bookmark-end text:name="__RefHeading___Toc306_4055545429"/></text:h>
      <text:p text:style-name="P7">Es necesario acudir a las TC con los conceptos principales estudiados. <text:span text:style-name="T12">Es muy importante comprender los ejemplos básicos antes de intentar ejercicios no evaluables.</text:span></text:p>
      <text:p text:style-name="P7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fo:color="#999966" officeooo:rsid="0020d174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12" text:name="NumeroTema"/>
          <text:user-field-decl office:value-type="string" office:string-value="Bibliotecas útiles de Javascript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12</text:user-field-get></text:span><text:span text:style-name="MT1">. </text:span><text:span text:style-name="MT1"><text:user-field-get text:name="Tema">Bibliotecas útiles de Javascript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Footer"><text:span text:style-name="MT1">CF</text:span><text:span text:style-name="MT2">G</text:span><text:span text:style-name="MT1">S. Desarrollo de </text:span>Aplicaciones<text:span text:style-name="MT1"> WEB<text:tab/><text:tab/></text:span><text:span text:style-name="MT1"><text:user-field-get text:name="NumeroTema">12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T20H44M56S</meta:editing-duration>
    <meta:editing-cycles>38</meta:editing-cycles>
    <meta:generator>LibreOffice/6.3.2.2$Linux_X86_64 LibreOffice_project/30$Build-2</meta:generator>
    <dc:title>Plantilla CEED</dc:title>
    <dc:date>2019-10-14T17:47:33.755637097</dc:date>
    <meta:print-date>2016-09-19T01:24:23.102000000</meta:print-date>
    <meta:document-statistic meta:table-count="0" meta:image-count="1" meta:object-count="0" meta:page-count="3" meta:paragraph-count="43" meta:word-count="261" meta:character-count="1733" meta:non-whitespace-character-count="1505"/>
    <meta:template xlink:type="simple" xlink:actuate="onRequest" xlink:title="Plantilla CEED" xlink:href="../../.config/libreoffice/4/user/template/Plantilla%20CEED.ott" meta:date="2016-09-15T13:17:11.020000000"/>
  </office:meta>
</office:document-meta>
</file>